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3" style:family="table-cell" style:parent-style-name="Default">
      <style:map style:condition="is-true-formula(AND(NOT(ISBLANK([.A$2])); NOT(ISBLANK([.$A2]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5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2])); NOT(ISBLANK([.$A2]))))" style:apply-style-name="cell" style:base-cell-address="Feuille1.A2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14"/>
        <table:table-column table:style-name="co6" table:default-cell-style-name="ce3"/>
        <table:table-column table:style-name="co7" table:default-cell-style-name="Default"/>
        <table:table-column table:style-name="co5" table:number-columns-repeated="1015" table:default-cell-style-name="ce3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/>
          <table:table-cell table:style-name="Default" table:number-columns-repeated="1015"/>
        </table:table-row>
        <table:table-row table:style-name="ro1">
          <table:table-cell office:value-type="string" calcext:value-type="string">
            <text:p>FIRST_PLATFORMER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BBLE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TAILLERIE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CE_ADVENTURE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ZZLE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B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J2:Feuille1.AMJ1048576 Feuille1.A2:Feuille1.H1048576">
            <calcext:condition calcext:apply-style-name="cell" calcext:value="formula-is(AND(NOT(ISBLANK([.A$2])); NOT(ISBLANK([.$A2]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8:44:11.6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9:05:49.764000000</dc:date>
    <meta:editing-duration>PT2H53M1S</meta:editing-duration>
    <meta:editing-cycles>19</meta:editing-cycles>
    <meta:generator>LibreOffice/7.3.2.2$Windows_X86_64 LibreOffice_project/49f2b1bff42cfccbd8f788c8dc32c1c309559be0</meta:generator>
    <meta:document-statistic meta:table-count="1" meta:cell-count="43" meta:object-count="0"/>
  </office:meta>
</office:document-meta>
</file>